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14pt" style:text-underline-style="none" officeooo:rsid="00114152" officeooo:paragraph-rsid="00114152" style:font-size-asian="12.25pt" style:font-size-complex="14pt"/>
    </style:style>
    <style:style style:name="P2" style:family="paragraph" style:parent-style-name="Text_20_body">
      <style:text-properties fo:font-size="14pt" fo:font-style="normal" officeooo:rsid="0011aceb" officeooo:paragraph-rsid="0011aceb" style:font-size-asian="12.25pt" style:font-style-asian="normal" style:font-size-complex="14pt" style:font-style-complex="normal"/>
    </style:style>
    <style:style style:name="P3" style:family="paragraph" style:parent-style-name="Text_20_body">
      <style:text-properties fo:font-size="14pt" fo:font-style="normal" style:text-underline-style="none" officeooo:rsid="00114152" officeooo:paragraph-rsid="00114152" style:font-size-asian="12.25pt" style:font-style-asian="normal" style:font-size-complex="14pt" style:font-style-complex="normal"/>
    </style:style>
    <style:style style:name="P4" style:family="paragraph" style:parent-style-name="Text_20_body">
      <style:text-properties fo:font-size="14pt" fo:font-style="normal" style:text-underline-style="none" officeooo:rsid="0011aceb" officeooo:paragraph-rsid="0011aceb" style:font-size-asian="12.25pt" style:font-style-asian="normal" style:font-size-complex="14pt" style:font-style-complex="normal"/>
    </style:style>
    <style:style style:name="P5" style:family="paragraph" style:parent-style-name="Text_20_body">
      <style:text-properties fo:font-size="15pt" fo:font-style="normal" style:text-underline-style="none" officeooo:rsid="0013623b" officeooo:paragraph-rsid="0013623b" style:font-size-asian="13.1000003814697pt" style:font-style-asian="normal" style:font-size-complex="15pt" style:font-style-complex="normal"/>
    </style:style>
    <style:style style:name="P6" style:family="paragraph" style:parent-style-name="Text_20_body">
      <style:text-properties fo:font-size="15pt" fo:font-style="normal" style:text-underline-style="none" officeooo:rsid="0013a453" officeooo:paragraph-rsid="0013a453" style:font-size-asian="13.1000003814697pt" style:font-style-asian="normal" style:font-size-complex="15pt" style:font-style-complex="normal"/>
    </style:style>
    <style:style style:name="P7" style:family="paragraph" style:parent-style-name="Text_20_body">
      <style:text-properties fo:font-size="15pt" fo:font-style="normal" style:text-underline-style="none" officeooo:rsid="0014a22d" officeooo:paragraph-rsid="0014a22d" style:font-size-asian="13.1000003814697pt" style:font-style-asian="normal" style:font-size-complex="15pt" style:font-style-complex="normal"/>
    </style:style>
    <style:style style:name="P8" style:family="paragraph" style:parent-style-name="Text_20_body">
      <style:text-properties fo:font-size="15pt" fo:font-style="normal" style:text-underline-style="none" officeooo:rsid="00158bc5" officeooo:paragraph-rsid="00158bc5" style:font-size-asian="13.1000003814697pt" style:font-style-asian="normal" style:font-size-complex="15pt" style:font-style-complex="normal"/>
    </style:style>
    <style:style style:name="P9" style:family="paragraph" style:parent-style-name="Text_20_body">
      <style:text-properties fo:font-size="15pt" fo:font-style="normal" style:text-underline-style="none" officeooo:rsid="00176fc8" officeooo:paragraph-rsid="00176fc8" style:font-size-asian="13.1000003814697pt" style:font-style-asian="normal" style:font-size-complex="15pt" style:font-style-complex="normal"/>
    </style:style>
    <style:style style:name="P10" style:family="paragraph" style:parent-style-name="Text_20_body">
      <style:text-properties fo:font-size="15pt" fo:font-style="normal" style:text-underline-style="none" officeooo:rsid="00176fc8" officeooo:paragraph-rsid="0018aac0" style:font-size-asian="13.1000003814697pt" style:font-style-asian="normal" style:font-size-complex="15pt" style:font-style-complex="normal"/>
    </style:style>
    <style:style style:name="P11" style:family="paragraph" style:parent-style-name="Text_20_body">
      <style:text-properties fo:font-size="15pt" fo:font-style="normal" style:text-underline-style="none" officeooo:rsid="0018aac0" officeooo:paragraph-rsid="0018aac0" style:font-size-asian="13.1000003814697pt" style:font-style-asian="normal" style:font-size-complex="15pt" style:font-style-complex="normal"/>
    </style:style>
    <style:style style:name="P12" style:family="paragraph" style:parent-style-name="Text_20_body">
      <style:text-properties fo:font-size="15pt" fo:font-style="normal" style:text-underline-style="none" officeooo:rsid="001ae6e8" officeooo:paragraph-rsid="001ae6e8" style:font-size-asian="13.1000003814697pt" style:font-style-asian="normal" style:font-size-complex="15pt" style:font-style-complex="normal"/>
    </style:style>
    <style:style style:name="P13" style:family="paragraph" style:parent-style-name="Title">
      <style:text-properties fo:color="#ff4000" loext:opacity="100%" fo:font-size="22pt" fo:font-style="normal" fo:background-color="#ffffff" style:font-size-asian="22pt" style:font-style-asian="normal" style:font-size-complex="22pt" style:font-style-complex="normal"/>
    </style:style>
    <style:style style:name="P14" style:family="paragraph" style:parent-style-name="Text_20_body">
      <style:text-properties fo:color="#ffbf00" loext:opacity="100%" fo:font-size="14pt" fo:font-style="normal" officeooo:rsid="00114152" officeooo:paragraph-rsid="00114152" style:font-size-asian="12.25pt" style:font-style-asian="normal" style:font-size-complex="14pt" style:font-style-complex="normal"/>
    </style:style>
    <style:style style:name="P15" style:family="paragraph" style:parent-style-name="Text_20_body">
      <style:text-properties fo:color="#ffbf00" loext:opacity="100%" fo:font-size="15pt" fo:font-style="normal" style:text-underline-style="none" officeooo:rsid="0013623b" officeooo:paragraph-rsid="0013623b" style:font-size-asian="13.1000003814697pt" style:font-style-asian="normal" style:font-size-complex="15pt" style:font-style-complex="normal"/>
    </style:style>
    <style:style style:name="P16" style:family="paragraph" style:parent-style-name="Text_20_body">
      <style:text-properties fo:color="#ffbf00" loext:opacity="100%" fo:font-size="15pt" fo:font-style="normal" style:text-underline-style="none" officeooo:rsid="0014a22d" officeooo:paragraph-rsid="0014a22d" style:font-size-asian="13.1000003814697pt" style:font-style-asian="normal" style:font-size-complex="15pt" style:font-style-complex="normal"/>
    </style:style>
    <style:style style:name="P17" style:family="paragraph" style:parent-style-name="Text_20_body">
      <style:text-properties fo:color="#ffbf00" loext:opacity="100%" fo:font-size="15pt" fo:font-style="normal" style:text-underline-style="none" officeooo:rsid="00158bc5" officeooo:paragraph-rsid="00158bc5" style:font-size-asian="13.1000003814697pt" style:font-style-asian="normal" style:font-size-complex="15pt" style:font-style-complex="normal"/>
    </style:style>
    <style:style style:name="P18" style:family="paragraph" style:parent-style-name="Text_20_body">
      <style:text-properties fo:color="#ffbf00" loext:opacity="100%" fo:font-size="15pt" fo:font-style="normal" style:text-underline-style="none" officeooo:rsid="00176fc8" officeooo:paragraph-rsid="00176fc8" style:font-size-asian="13.1000003814697pt" style:font-style-asian="normal" style:font-size-complex="15pt" style:font-style-complex="normal"/>
    </style:style>
    <style:style style:name="P19" style:family="paragraph" style:parent-style-name="Text_20_body">
      <style:text-properties fo:color="#ffbf00" loext:opacity="100%" fo:font-size="15pt" fo:font-style="normal" style:text-underline-style="none" officeooo:rsid="0018aac0" officeooo:paragraph-rsid="0018aac0" style:font-size-asian="13.1000003814697pt" style:font-style-asian="normal" style:font-size-complex="15pt" style:font-style-complex="normal"/>
    </style:style>
    <style:style style:name="P20" style:family="paragraph" style:parent-style-name="Text_20_body">
      <style:text-properties fo:color="#ffbf00" loext:opacity="100%" fo:font-size="15pt" fo:font-style="normal" style:text-underline-style="none" officeooo:rsid="001ae6e8" officeooo:paragraph-rsid="001ae6e8" style:font-size-asian="13.1000003814697pt" style:font-style-asian="normal" style:font-size-complex="15pt" style:font-style-complex="normal"/>
    </style:style>
    <style:style style:name="P21" style:family="paragraph" style:parent-style-name="Text_20_body">
      <style:text-properties fo:font-size="15pt" fo:font-style="normal" style:text-underline-style="none" officeooo:rsid="001ae6e8" officeooo:paragraph-rsid="001ae6e8" style:font-size-asian="13.1000003814697pt" style:font-style-asian="normal" style:font-size-complex="15pt" style:font-style-complex="normal"/>
    </style:style>
    <style:style style:name="P22" style:family="paragraph" style:parent-style-name="Text_20_body">
      <style:text-properties fo:font-size="15pt" fo:font-style="normal" style:text-underline-style="none" officeooo:rsid="001d65e2" officeooo:paragraph-rsid="001d65e2" style:font-size-asian="13.1000003814697pt" style:font-style-asian="normal" style:font-size-complex="15pt" style:font-style-complex="normal"/>
    </style:style>
    <style:style style:name="P23" style:family="paragraph" style:parent-style-name="Title">
      <style:text-properties fo:color="#ff4000" loext:opacity="100%" fo:font-size="22pt" fo:font-style="normal" fo:background-color="#ffffff" style:font-size-asian="22pt" style:font-style-asian="normal" style:font-size-complex="22pt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1aceb" style:font-style-asian="normal" style:font-style-complex="normal"/>
    </style:style>
    <style:style style:name="T3" style:family="text">
      <style:text-properties fo:font-size="14pt" style:font-size-asian="12.25pt" style:font-size-complex="14pt"/>
    </style:style>
    <style:style style:name="T4" style:family="text">
      <style:text-properties fo:font-size="14pt" officeooo:rsid="00114152" style:font-size-asian="12.25pt" style:font-size-complex="14pt"/>
    </style:style>
    <style:style style:name="T5" style:family="text">
      <style:text-properties officeooo:rsid="0013a453"/>
    </style:style>
    <style:style style:name="T6" style:family="text">
      <style:text-properties officeooo:rsid="00158bc5"/>
    </style:style>
    <style:style style:name="T7" style:family="text">
      <style:text-properties officeooo:rsid="0018aa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3">JAVASCRIPT INTERNSHIP REPORT</text:p>
      <text:p text:style-name="P14">DAY 1:</text:p>
      <text:p text:style-name="P3">DATE:28/05/3004</text:p>
      <text:p text:style-name="P3"/>
      <text:p text:style-name="P3">T<text:bookmark-start text:name="__DdeLink__70_721172077"/>HE INTERNSHIP STARED ON 28/05/2004.FRIST DAY WAS INTRODUCTION DAY. THIS SESSION INCLUDES<text:bookmark-end text:name="__DdeLink__70_721172077"/></text:p>
      <text:p text:style-name="P3"/>
      <text:p text:style-name="P3">1.PRINCIPLE OF COMPUTER</text:p>
      <text:p text:style-name="P3">2.TYPE OF APPLICATIONS</text:p>
      <text:p text:style-name="P3">3.TYPE OF WEBSITE</text:p>
      <text:p text:style-name="P3">4.EXPLAIN STATIE WEBSITE AND DYNAMIC WEBSITE</text:p>
      <text:p text:style-name="P3">5.INTRODUE JAVASCRIPT</text:p>
      <text:p text:style-name="P3">6.FEATURES OF JAVASCRIPT</text:p>
      <text:p text:style-name="P3">7.EXPLAIN VARIBLES</text:p>
      <text:p text:style-name="P3">8.EXPLAIN 4 WAYS TO DECLARE VARIBLES</text:p>
      <text:p text:style-name="P1"><text:span text:style-name="T1">9.INTRODUCE VS CODE AND NODE</text:span><text:span text:style-name="T2"> JS.</text:span></text:p>
      <text:p text:style-name="P4">10.TYPE CONVERSTION IN JAVASCRIPT [IMPLICIT AND EXPLICIT]</text:p>
      <text:p text:style-name="P2"/>
      <text:p text:style-name="P4"><text:tab/>THIS WILL BE IN HANDS ON TRANING MODE ,SO,WE COMPLETED 6 TASK AND 4 ASSIGNMENTS.TOTAL 10 PROGRAMS COMPLETED IN THE INTRODUCTION DAY.</text:p>
      <text:p text:style-name="P4"/>
      <text:p text:style-name="P4"/>
      <text:p text:style-name="P15">DAY2:</text:p>
      <text:p text:style-name="P5">29/05/2004</text:p>
      <text:p text:style-name="P5"><text:s text:c="9"/></text:p>
      <text:p text:style-name="P5"><text:soft-page-break/><text:span text:style-name="T3">SECOND DAY IS </text:span><text:span text:style-name="T4">ON 2</text:span><text:span text:style-name="T3">9/</text:span><text:span text:style-name="T4">05/2004.</text:span><text:span text:style-name="T3">HANDS ON TRAINING WILL BE START AT 9:30AM WE COVERED THE FOLLOWINGSESSION</text:span><text:span text:style-name="T4"> .</text:span> <text:s text:c="10"/></text:p>
      <text:p text:style-name="P5"><text:s/></text:p>
      <text:p text:style-name="P5">1.STRICT KEYWORD AND USE STRICT WORD WITH EXAMPLE</text:p>
      <text:p text:style-name="P5">2.EXPRESSION</text:p>
      <text:p text:style-name="P5">3.COMMENT:EXPLAINED ABOUT COMMENT IN PROGRAMMIMG LAGUAGE</text:p>
      <text:p text:style-name="P5">4.READ DATA FROM USERS:THE SESSION WILL BE EXPLAINED HOW DATA IS ACCES FROM KEYBORAD AND DONE THREE PROGRAMS BASEDON THIS SESSION </text:p>
      <text:p text:style-name="P5">5.OPERATORS</text:p>
      <text:p text:style-name="P5"><text:s text:c="2"/>A.ARITHMETIC OPERATORS</text:p>
      <text:p text:style-name="P5"><text:s text:c="2"/>B.COMPAR<text:span text:style-name="T5">ISON OPERATORS</text:span></text:p>
      <text:p text:style-name="P5"><text:s text:c="2"/><text:span text:style-name="T5">C.LOGICAL OPERATORS</text:span></text:p>
      <text:p text:style-name="P5"/>
      <text:p text:style-name="P5"/>
      <text:p text:style-name="P6">WE COVERED THE ABOVE SESSION WITH DIFFERENT EXAMPLE AND PROGRAMS.</text:p>
      <text:p text:style-name="P6">6.CONDITIONAL STATEMENT:</text:p>
      <text:p text:style-name="P6"/>
      <text:p text:style-name="P6"/>
      <text:p text:style-name="P16">DAY 3: </text:p>
      <text:p text:style-name="P7">30-05-2024</text:p>
      <text:p text:style-name="P7">TODAY SESSION COVERED THE FOLOWING CONCEPT</text:p>
      <text:p text:style-name="P7">1. CONDDITONAL SATEMENT</text:p>
      <text:p text:style-name="P7">ITIS UESD TO CONTROLL FOLLOW OF A PROGRAM AND CREATE BRACHES IN THE PROGRAM . TO IMPLIMECNT IF ELSE SATEMENT AND ALSO DISSUSES ELES IF.COMPLTED FIND 3 TASK <text:span text:style-name="T6">2</text:span> ASSINGNMENTS.</text:p>
      <text:p text:style-name="P8"><text:soft-page-break/>3.LOOPING SATEMENT</text:p>
      <text:p text:style-name="P8"><text:tab/>IT WILL DESSUS ITREATION OF A PROGRAM</text:p>
      <text:p text:style-name="P8">TYPE OF LOOPING</text:p>
      <text:p text:style-name="P8">WHILE,DO WHILE AND FOR COMPLED 3TASK AND 2 ASSINGNMENT</text:p>
      <text:p text:style-name="P8"/>
      <text:p text:style-name="P8"/>
      <text:p text:style-name="P17">DAY4:</text:p>
      <text:p text:style-name="P8">31-05-2024</text:p>
      <text:p text:style-name="P8"><text:s/></text:p>
      <text:p text:style-name="P8">TODAY <text:s/>SESSIONS ARE FOR IN LOOP FOR OF AND <text:s/>FUNCTION STATES (DECLEATION AMD CODEING) FINISHED 3 TASK AND FOR ADSSIGNMENT IN AFTER NOON (1;30 PM TO 3;30 PM)</text:p>
      <text:p text:style-name="P7"/>
      <text:p text:style-name="P7"/>
      <text:p text:style-name="P18"><text:bookmark text:name="__DdeLink__100_2670261632"/>DAY 5;</text:p>
      <text:p text:style-name="P9">1-06-2004</text:p>
      <text:p text:style-name="P9"/>
      <text:p text:style-name="P9"><text:bookmark-start text:name="__DdeLink__144_2916292499"/>TODAY SESSION ARE</text:p>
      <text:p text:style-name="P9"><text:bookmark-end text:name="__DdeLink__144_2916292499"/></text:p>
      <text:p text:style-name="P9">1.FUNCTION PARAMETRS<text:span text:style-name="T7">{FINISHED 4 TASK}</text:span></text:p>
      <text:p text:style-name="P9">2.FUNCTION RETURN<text:span text:style-name="T7">{FINISHED 3 TASK}</text:span></text:p>
      <text:p text:style-name="P9">COMPLETED ‘7’ TASK AND ‘1’ ASSIGNMENT</text:p>
      <text:p text:style-name="P9"/>
      <text:p text:style-name="P9"/>
      <text:p text:style-name="P19">DAY 6:</text:p>
      <text:p text:style-name="P11">3-06-2004</text:p>
      <text:p text:style-name="P11"/>
      <text:p text:style-name="P10"><text:soft-page-break/>TODAY SESSION ARE</text:p>
      <text:p text:style-name="P10"/>
      <text:p text:style-name="P11">1.FUNCTION EXPRESSION {FINISHED 2 TASK}</text:p>
      <text:p text:style-name="P11">2.CALL BY VALUE AND CALL BY REFERENCE</text:p>
      <text:p text:style-name="P11">A.CALL BY VALUE{1 TASK}</text:p>
      <text:p text:style-name="P11">B.CALL BY REFERENCE{1 TASK}</text:p>
      <text:p text:style-name="P11">3.FUNCTION CLOSOURE {1 TASK}</text:p>
      <text:p text:style-name="P11">4.CALL BACK FUNCTION {1 TASK}</text:p>
      <text:p text:style-name="P11">TOTAL COMPLETED ‘6’ TASK AND ‘1’ ASSIGMENT</text:p>
      <text:p text:style-name="P11"/>
      <text:p text:style-name="P11"/>
      <text:p text:style-name="P20">DAY 7:</text:p>
      <text:p text:style-name="P12">4-06-2004</text:p>
      <text:p text:style-name="P12"/>
      <text:p text:style-name="P12">TODAY SESSION ARE</text:p>
      <text:p text:style-name="P12">1. FRIST CLASS AND HIGHER ORDER FUNCTION IN JAVASCRIPT</text:p>
      <text:p text:style-name="P12">2.ARROW FUNCTION </text:p>
      <text:p text:style-name="P12"><text:s text:c="2"/>A.ARROW FUNCTION WITH SINGAL STATMENT</text:p>
      <text:p text:style-name="P12"><text:s/>B.ARROW FUNCTION WITH MULTIPLE STATMENT</text:p>
      <text:p text:style-name="P12">3.IIFE FUNCTION </text:p>
      <text:p text:style-name="P12"><text:s text:c="4"/>{ 6.TASK AND 1 ASSIGNMENT COMPLETED }</text:p>
      <text:p text:style-name="P12">4.ARRAY AND OPERATION OF ARRAY </text:p>
      <text:p text:style-name="P12"><text:s text:c="4"/>A. CREATING ARRAY </text:p>
      <text:p text:style-name="P12"><text:s text:c="4"/>B.CREATING AN ARRAY USING ARRAY CONSTUCTOR</text:p>
      <text:p text:style-name="P12">C.ACCESING ELEMENTS OF AN ARRAY</text:p>
      <text:p text:style-name="P12">D.ADDING ELEMENTS TO THE ARRAY</text:p>
      <text:p text:style-name="P12">E. REMOVING ELEMENTS FROM AN ARRAY </text:p>
      <text:p text:style-name="P12"><text:soft-page-break/>F. SPLICE FUCTION </text:p>
      <text:p text:style-name="P12">G.ARRAY LENGTH </text:p>
      <text:p text:style-name="P12">H. ARRAY CONCATENATION </text:p>
      <text:p text:style-name="P12">I.ARRAY ITERATION </text:p>
      <text:p text:style-name="P12">J.ARRAY .FOREACH()LOOP</text:p>
      <text:p text:style-name="P12">{ 10 TASK AND 1 ASSIGNMENT COMPLETED}</text:p>
      <text:p text:style-name="P12">TOTAL COMPLETED 16 TASK AND 2 ASSIGNMENT TODAY. </text:p>
      <text:p text:style-name="P12"/>
      <text:p text:style-name="P22">DAY 8:</text:p>
      <text:p text:style-name="P22">5-06-24</text:p>
      <text:p text:style-name="P22"/>
      <text:p text:style-name="P22">TODAY SESSIONS ARE </text:p>
      <text:p text:style-name="P22"/>
      <text:p text:style-name="P22">1.DEFINE JAVASCRIPT OBJECT KEYWORD</text:p>
      <text:p text:style-name="P22"><text:s text:c="5"/>A.USING AN OBJECT LITERAL {TASK 1 }</text:p>
      <text:p text:style-name="P22"><text:s text:c="5"/>B.USING NEW KEYWORD {TASK 1 }</text:p>
      <text:p text:style-name="P22"><text:s text:c="5"/>C.USING AN OBJECT CONSTRUCTOR {TASK 1 }</text:p>
      <text:p text:style-name="P22"/>
      <text:p text:style-name="P22">2.CALL METHODS IN JAVASCRIPT {TASK 1}</text:p>
      <text:p text:style-name="P22">3.APPLAY FUNCTION { TASK 2 }</text:p>
      <text:p text:style-name="P22">TOTAL “6” TASK AND “2” ASSIGNMENT COMPLETED TODAY.</text:p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B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B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20pt" fo:font-style="italic" style:text-underline-style="solid" style:text-underline-width="auto" style:text-underline-color="font-color" fo:font-weight="bold" officeooo:rsid="00114152" style:font-size-asian="20pt" style:font-style-asian="italic" style:font-weight-asian="bold" style:font-size-complex="20pt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5:47:43.070644769</meta:creation-date>
    <dc:date>2024-06-05T15:30:42.396233730</dc:date>
    <meta:editing-duration>PT42M36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5" meta:paragraph-count="91" meta:word-count="453" meta:character-count="2980" meta:non-whitespace-character-count="2540"/>
  </office:meta>
</office:document-meta>
</file>